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SungtiL GB" svg:font-family="'AR PL SungtiL GB'" style:font-family-generic="system" style:font-pitch="variable"/>
    <style:font-face style:name="FreeMono" svg:font-family="FreeMono" style:font-family-generic="modern" style:font-pitch="fixed"/>
    <style:font-face style:name="FreeSans"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automatic-styles>
    <style:style style:name="P1" style:family="paragraph" style:parent-style-name="Header">
      <style:text-properties officeooo:paragraph-rsid="00269968"/>
    </style:style>
    <style:style style:name="P2" style:family="paragraph" style:parent-style-name="Subtitle">
      <style:text-properties officeooo:rsid="001f4e9b" officeooo:paragraph-rsid="001f4e9b"/>
    </style:style>
    <style:style style:name="P3" style:family="paragraph" style:parent-style-name="Contents_20_1">
      <style:paragraph-properties>
        <style:tab-stops>
          <style:tab-stop style:position="6.6929in" style:type="right" style:leader-style="dotted" style:leader-text="."/>
        </style:tab-stops>
      </style:paragraph-properties>
    </style:style>
    <style:style style:name="P4" style:family="paragraph" style:parent-style-name="Title">
      <style:text-properties fo:language="de" fo:country="DE" officeooo:rsid="001f4e9b" officeooo:paragraph-rsid="001f4e9b"/>
    </style:style>
    <style:style style:name="P5" style:family="paragraph" style:parent-style-name="Subtitle">
      <style:text-properties fo:language="de" fo:country="DE" officeooo:rsid="001f4e9b" officeooo:paragraph-rsid="00269968"/>
    </style:style>
    <style:style style:name="P6" style:family="paragraph" style:parent-style-name="Text_20_body">
      <style:text-properties fo:language="de" fo:country="DE" officeooo:rsid="0032982c" officeooo:paragraph-rsid="0032982c"/>
    </style:style>
    <style:style style:name="P7" style:family="paragraph" style:parent-style-name="Standard">
      <loext:graphic-properties draw:fill="solid" draw:fill-color="#1e1f22"/>
      <style:paragraph-properties fo:background-color="#1e1f22" fo:padding="0in" fo:border="none" style:shadow="none"/>
      <style:text-properties style:font-name="FreeMono" fo:font-size="12pt" fo:language="zxx" fo:country="none" style:font-size-asian="12pt" style:language-asian="zxx" style:country-asian="none" style:font-size-complex="12pt" style:language-complex="zxx" style:country-complex="none"/>
    </style:style>
    <style:style style:name="P8" style:family="paragraph" style:parent-style-name="Text_20_body">
      <style:paragraph-properties fo:text-align="justify" style:justify-single-word="false"/>
      <style:text-properties officeooo:rsid="002ba790" officeooo:paragraph-rsid="002ba790"/>
    </style:style>
    <style:style style:name="P9" style:family="paragraph" style:parent-style-name="Text_20_body">
      <style:paragraph-properties fo:text-align="justify" style:justify-single-word="false"/>
      <style:text-properties officeooo:rsid="002ba790" officeooo:paragraph-rsid="0040da0f"/>
    </style:style>
    <style:style style:name="P10" style:family="paragraph" style:parent-style-name="Text_20_body">
      <style:text-properties officeooo:rsid="00385ffa" officeooo:paragraph-rsid="00385ffa"/>
    </style:style>
    <style:style style:name="P11" style:family="paragraph" style:parent-style-name="Text_20_body">
      <style:paragraph-properties fo:text-align="justify" style:justify-single-word="false"/>
      <style:text-properties fo:language="de" fo:country="DE" officeooo:rsid="00269968" officeooo:paragraph-rsid="00269968"/>
    </style:style>
    <style:style style:name="P12" style:family="paragraph" style:parent-style-name="Text_20_body">
      <style:paragraph-properties fo:text-align="justify" style:justify-single-word="false"/>
      <style:text-properties fo:language="de" fo:country="DE" officeooo:rsid="00275e0c" officeooo:paragraph-rsid="00275e0c"/>
    </style:style>
    <style:style style:name="P13" style:family="paragraph" style:parent-style-name="Heading_20_1">
      <style:text-properties fo:language="de" fo:country="DE"/>
    </style:style>
    <style:style style:name="P14" style:family="paragraph" style:parent-style-name="Standard">
      <loext:graphic-properties draw:fill="solid" draw:fill-color="#1e1f22"/>
      <style:paragraph-properties fo:background-color="#1e1f22" fo:padding="0in" fo:border="none" style:shadow="none"/>
      <style:text-properties fo:language="zxx" fo:country="none" officeooo:rsid="00269968" officeooo:paragraph-rsid="00269968" style:language-asian="zxx" style:country-asian="none" style:language-complex="zxx" style:country-complex="none"/>
    </style:style>
    <style:style style:name="T1" style:family="text">
      <style:text-properties officeooo:rsid="00269968"/>
    </style:style>
    <style:style style:name="T2" style:family="text">
      <style:text-properties officeooo:rsid="001fbed0"/>
    </style:style>
    <style:style style:name="T3" style:family="text">
      <style:text-properties fo:color="#cf8e6d" loext:opacity="100%" fo:language="zxx" fo:country="none" fo:font-style="normal" fo:font-weight="normal" style:language-asian="zxx" style:country-asian="none" style:font-style-asian="normal" style:font-weight-asian="normal" style:language-complex="zxx" style:country-complex="none"/>
    </style:style>
    <style:style style:name="T4" style:family="text">
      <style:text-properties fo:color="#cf8e6d" loext:opacity="100%" style:font-name="JetBrains Mono" fo:font-size="10pt" fo:font-style="normal" fo:font-weight="normal" style:font-size-asian="10pt" style:font-style-asian="normal" style:font-weight-asian="normal"/>
    </style:style>
    <style:style style:name="T5" style:family="text">
      <style:text-properties fo:color="#bcbec4" loext:opacity="100%" fo:font-style="normal" fo:font-weight="normal" style:font-style-asian="normal" style:font-weight-asian="normal"/>
    </style:style>
    <style:style style:name="T6" style:family="text">
      <style:text-properties fo:color="#bcbec4" loext:opacity="100%" fo:language="zxx" fo:country="none" fo:font-style="normal" fo:font-weight="normal" style:language-asian="zxx" style:country-asian="none" style:font-style-asian="normal" style:font-weight-asian="normal" style:language-complex="zxx" style:country-complex="none"/>
    </style:style>
    <style:style style:name="T7" style:family="text">
      <style:text-properties fo:color="#bcbec4" loext:opacity="100%" style:font-name="JetBrains Mono" fo:font-size="10pt" fo:font-style="normal" fo:font-weight="normal" style:font-size-asian="10pt" style:font-style-asian="normal" style:font-weight-asian="normal"/>
    </style:style>
    <style:style style:name="T8" style:family="text">
      <style:text-properties fo:color="#b200b2" loext:opacity="100%" fo:language="zxx" fo:country="none" fo:font-style="normal" fo:font-weight="normal" style:language-asian="zxx" style:country-asian="none" style:font-style-asian="normal" style:font-weight-asian="normal" style:language-complex="zxx" style:country-complex="none"/>
    </style:style>
    <style:style style:name="T9" style:family="text">
      <style:text-properties fo:color="#b200b2" loext:opacity="100%" style:font-name="JetBrains Mono" fo:font-size="10pt" fo:font-style="normal" fo:font-weight="normal" style:font-size-asian="10pt" style:font-style-asian="normal" style:font-weight-asian="normal"/>
    </style:style>
    <style:style style:name="T10" style:family="text">
      <style:text-properties fo:color="#94558d" loext:opacity="100%" fo:language="zxx" fo:country="none" fo:font-style="normal" fo:font-weight="normal" style:language-asian="zxx" style:country-asian="none" style:font-style-asian="normal" style:font-weight-asian="normal" style:language-complex="zxx" style:country-complex="none"/>
    </style:style>
    <style:style style:name="T11" style:family="text">
      <style:text-properties fo:color="#94558d" loext:opacity="100%" style:font-name="JetBrains Mono" fo:font-size="10pt" fo:font-style="normal" fo:font-weight="normal" style:font-size-asian="10pt" style:font-style-asian="normal" style:font-weight-asian="normal"/>
    </style:style>
    <style:style style:name="T12" style:family="text">
      <style:text-properties fo:color="#8888c6" loext:opacity="100%" fo:language="zxx" fo:country="none" fo:font-style="normal" fo:font-weight="normal" style:language-asian="zxx" style:country-asian="none" style:font-style-asian="normal" style:font-weight-asian="normal" style:language-complex="zxx" style:country-complex="none"/>
    </style:style>
    <style:style style:name="T13" style:family="text">
      <style:text-properties fo:color="#8888c6" loext:opacity="100%" style:font-name="JetBrains Mono" fo:font-size="10pt" fo:font-style="normal" fo:font-weight="normal" style:font-size-asian="10pt" style:font-style-asian="normal" style:font-weight-asian="normal"/>
    </style:style>
    <style:style style:name="T14" style:family="text">
      <style:text-properties fo:color="#56a8f5" loext:opacity="100%" fo:language="zxx" fo:country="none" fo:font-style="normal" fo:font-weight="normal" style:language-asian="zxx" style:country-asian="none" style:font-style-asian="normal" style:font-weight-asian="normal" style:language-complex="zxx" style:country-complex="none"/>
    </style:style>
    <style:style style:name="T15" style:family="text">
      <style:text-properties fo:color="#56a8f5" loext:opacity="100%" style:font-name="JetBrains Mono" fo:font-size="10pt" fo:font-style="normal" fo:font-weight="normal" style:font-size-asian="10pt" style:font-style-asian="normal" style:font-weight-asian="normal"/>
    </style:style>
    <style:style style:name="T16" style:family="text">
      <style:text-properties fo:color="#6aab73" loext:opacity="100%" fo:language="zxx" fo:country="none" fo:font-style="normal" fo:font-weight="normal" style:language-asian="zxx" style:country-asian="none" style:font-style-asian="normal" style:font-weight-asian="normal" style:language-complex="zxx" style:country-complex="none"/>
    </style:style>
    <style:style style:name="T17" style:family="text">
      <style:text-properties fo:color="#6aab73" loext:opacity="100%" fo:language="zxx" fo:country="none" fo:font-style="normal" fo:font-weight="normal" fo:background-color="#293c40" loext:char-shading-value="0" style:language-asian="zxx" style:country-asian="none" style:font-style-asian="normal" style:font-weight-asian="normal" style:language-complex="zxx" style:country-complex="none"/>
    </style:style>
    <style:style style:name="T18" style:family="text">
      <style:text-properties fo:color="#6aab73" loext:opacity="100%" style:font-name="JetBrains Mono" fo:font-size="10pt" fo:font-style="normal" fo:font-weight="normal" style:font-size-asian="10pt" style:font-style-asian="normal" style:font-weight-asian="normal"/>
    </style:style>
    <style:style style:name="T19" style:family="text">
      <style:text-properties fo:color="#6aab73" loext:opacity="100%" style:font-name="JetBrains Mono" fo:font-size="10pt" fo:font-style="normal" fo:font-weight="normal" fo:background-color="#293c40" loext:char-shading-value="0" style:font-size-asian="10pt" style:font-style-asian="normal" style:font-weight-asian="normal"/>
    </style:style>
    <style:style style:name="T20" style:family="text">
      <style:text-properties fo:color="#2aacb8" loext:opacity="100%" fo:language="zxx" fo:country="none" fo:font-style="normal" fo:font-weight="normal" style:language-asian="zxx" style:country-asian="none" style:font-style-asian="normal" style:font-weight-asian="normal" style:language-complex="zxx" style:country-complex="none"/>
    </style:style>
    <style:style style:name="T21" style:family="text">
      <style:text-properties fo:color="#2aacb8" loext:opacity="100%" style:font-name="JetBrains Mono" fo:font-size="10pt" fo:font-style="normal" fo:font-weight="normal" style:font-size-asian="10pt" style:font-style-asian="normal" style:font-weight-asian="normal"/>
    </style:style>
    <style:style style:name="T22" style:family="text">
      <style:text-properties fo:language="de" fo:country="DE"/>
    </style:style>
    <style:style style:name="T23" style:family="text">
      <style:text-properties fo:language="de" fo:country="DE" officeooo:rsid="002c9ca6"/>
    </style:style>
    <style:style style:name="T24" style:family="text">
      <style:text-properties fo:language="de" fo:country="DE" officeooo:rsid="002d294d"/>
    </style:style>
    <style:style style:name="T25" style:family="text">
      <style:text-properties fo:language="de" fo:country="DE" officeooo:rsid="002dffd7"/>
    </style:style>
    <style:style style:name="T26" style:family="text">
      <style:text-properties fo:language="de" fo:country="DE" officeooo:rsid="002e4cea"/>
    </style:style>
    <style:style style:name="T27" style:family="text">
      <style:text-properties fo:language="de" fo:country="DE" officeooo:rsid="002f9007"/>
    </style:style>
    <style:style style:name="T28" style:family="text">
      <style:text-properties fo:language="de" fo:country="DE" officeooo:rsid="003e1e5b"/>
    </style:style>
    <style:style style:name="T29" style:family="text">
      <style:text-properties fo:language="de" fo:country="DE" officeooo:rsid="003ee045"/>
    </style:style>
    <style:style style:name="T30" style:family="text">
      <style:text-properties fo:language="de" fo:country="DE" officeooo:rsid="0040da0f"/>
    </style:style>
    <style:style style:name="T31" style:family="text">
      <style:text-properties fo:language="de" fo:country="DE" officeooo:rsid="004278d6"/>
    </style:style>
    <style:style style:name="T32" style:family="text">
      <style:text-properties style:font-name="FreeMono"/>
    </style:style>
    <style:style style:name="T33" style:family="text">
      <style:text-properties style:font-name="FreeMono" fo:language="zxx" fo:country="none" style:language-asian="zxx" style:country-asian="none" style:language-complex="zxx" style:country-complex="none"/>
    </style:style>
    <style:style style:name="T34" style:family="text">
      <style:text-properties style:font-name="FreeMono" fo:language="zxx" fo:country="none" officeooo:rsid="002c9ca6" style:language-asian="zxx" style:country-asian="none" style:language-complex="zxx" style:country-complex="none"/>
    </style:style>
    <style:style style:name="T35" style:family="text">
      <style:text-properties style:font-name="FreeMono" fo:language="en" fo:country="US" officeooo:rsid="002dffd7"/>
    </style:style>
    <style:style style:name="T36" style:family="text">
      <style:text-properties style:font-name="FreeMono" fo:language="en" fo:country="US" officeooo:rsid="002e4cea"/>
    </style:style>
    <style:style style:name="T37" style:family="text">
      <style:text-properties style:font-name="FreeMono" fo:language="en" fo:country="US" officeooo:rsid="003ee045"/>
    </style:style>
    <style:style style:name="T38" style:family="text">
      <style:text-properties style:font-name="FreeMono" fo:language="en" fo:country="US" officeooo:rsid="0040da0f"/>
    </style:style>
    <style:style style:name="T39" style:family="text">
      <style:text-properties style:font-name="FreeMono" fo:language="de" fo:country="DE" officeooo:rsid="003ee045"/>
    </style:style>
    <style:style style:name="T40" style:family="text">
      <style:text-properties officeooo:rsid="0029c7d3"/>
    </style:style>
    <style:style style:name="T41" style:family="text">
      <style:text-properties officeooo:rsid="002a7df1"/>
    </style:style>
    <style:style style:name="T42" style:family="text">
      <style:text-properties fo:language="zxx" fo:country="none" style:language-asian="zxx" style:country-asian="none" style:language-complex="zxx" style:country-complex="none"/>
    </style:style>
    <style:style style:name="T43" style:family="text">
      <style:text-properties fo:language="en" fo:country="US"/>
    </style:style>
    <style:style style:name="T44" style:family="text">
      <style:text-properties fo:language="en" fo:country="US" officeooo:rsid="002dffd7"/>
    </style:style>
    <style:style style:name="T45" style:family="text">
      <style:text-properties fo:language="en" fo:country="US" officeooo:rsid="002e4cea"/>
    </style:style>
    <style:style style:name="T46" style:family="text">
      <style:text-properties fo:language="en" fo:country="US" officeooo:rsid="003ee045"/>
    </style:style>
    <style:style style:name="T47" style:family="text">
      <style:text-properties fo:language="en" fo:country="US" officeooo:rsid="0040da0f"/>
    </style:style>
    <style:style style:name="T48" style:family="text">
      <style:text-properties fo:color="#c77dbb" loext:opacity="100%" fo:font-style="italic" fo:font-weight="normal" style:font-style-asian="italic" style:font-weight-asian="normal"/>
    </style:style>
    <style:style style:name="T49" style:family="text">
      <style:text-properties officeooo:rsid="003c3248"/>
    </style:style>
    <style:style style:name="T50" style:family="text">
      <style:text-properties officeooo:rsid="003e1e5b"/>
    </style:style>
    <style:style style:name="T51" style:family="text">
      <style:text-properties fo:color="#7a7e85" loext:opacity="100%" style:font-name="JetBrains Mono" fo:font-size="10pt" fo:font-style="normal" fo:font-weight="normal" style:font-size-asian="10pt" style:font-style-asian="normal" style:font-weight-asian="normal"/>
    </style:style>
    <style:style style:name="Sect1" style:family="section">
      <style:section-properties style:editable="false">
        <style:columns fo:column-count="1" fo:column-gap="0in"/>
      </style:section-properties>
    </style: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reference-mark-start text:name="Aufgabe"/>Aufgabe <text:span text:style-name="T40">5</text:span>: <text:span text:style-name="T1">Stadtführung</text:span><text:reference-mark-end text:name="Aufgabe"/></text:p>
      <text:p text:style-name="P5"><text:span text:style-name="T1">Team</text:span>-ID: <text:span text:style-name="T1">00879</text:span></text:p>
      <text:p text:style-name="P2"><text:span text:style-name="T22">Bearbeiter/-in dieser Aufgabe:</text:span><text:line-break/><text:span text:style-name="T1">Karl Zschiebsch</text:span></text:p>
      <text:p text:style-name="P2"><text:date style:data-style-name="N46" text:date-value="2023-11-16T10:13:34.428147417" text:fixed="true">16. November 2023</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3"><text:a xlink:type="simple" xlink:href="#__RefHeading___Toc2232_4178761632" text:style-name="Index_20_Link" text:visited-style-name="Index_20_Link">Lösungsidee<text:tab/>1</text:a></text:p>
          <text:p text:style-name="P3"><text:a xlink:type="simple" xlink:href="#__RefHeading___Toc2234_4178761632" text:style-name="Index_20_Link" text:visited-style-name="Index_20_Link">Umsetzung<text:tab/>1</text:a></text:p>
          <text:p text:style-name="P3"><text:a xlink:type="simple" xlink:href="#__RefHeading___Toc2236_4178761632" text:style-name="Index_20_Link" text:visited-style-name="Index_20_Link">Beispiele<text:tab/>2</text:a></text:p>
          <text:p text:style-name="P3"><text:a xlink:type="simple" xlink:href="#__RefHeading___Toc2238_4178761632" text:style-name="Index_20_Link" text:visited-style-name="Index_20_Link">Quellcode<text:tab/>2</text:a></text:p>
        </text:index-body>
      </text:table-of-content>
      <text:h text:style-name="P13" text:outline-level="1" text:is-list-header="true"><text:bookmark-start text:name="__RefHeading___Toc2232_4178761632"/>Lösungsidee<text:bookmark-end text:name="__RefHeading___Toc2232_4178761632"/></text:h>
      <text:p text:style-name="P11">Ziel ist, die Tourlänge zu kürzen und dabei essentielle Tourpunkte zu behalten und gleichzeitig die Tour streng chronologisch zu belassen. Für die Lösung dieses Problems nehme ich dadurch an, dass die Anzahl der Tourpunkte nicht zwingend aufs Minimum reduziert werden muss, sondern nur die Länge der Tour optimiert werden soll. <text:span text:style-name="T49">Diese Annahme ist ein Resultat einer anderen Annahme, das ein Ort zu sich selbst den Abstand 0 hat. Für die Annahme davor bedeutet dies, dass wenn zwei Orte direkt aufeinander folgen, dies nicht gekürzt werden muss (aber immer noch kann), da die Strecke dadurch nicht Länger werden würde.</text:span></text:p>
      <text:p text:style-name="P11">Statt die Tour als ganzes zu optimieren, wird die Tour in Teilsequenzen unterteilt. Eine Teilsequenz wird darüber definiert, dass sie immer mit mindestens einem essentiellen Tourpunkt beginnt oder endet. Dies liegt daran, dass essentielle Tourpunkte nicht weggestrichen werden können und es somit nicht Sinnvoll ist, diese <text:span text:style-name="T50">selbst </text:span>zu optimieren.</text:p>
      <text:p text:style-name="P12">Zu Beginn wird der optimale Start- und Endpunkt gewählt. Falls in der ersten oder letzten Sequenz sich jedoch nur ein einziges Element befindet, wird dieser Schritt übersprungen, da bereits der optimale Start- oder Endpunkt vorhanden ist. Ansonsten werden zuerst alle Paare bestimmt, wo der Ort sowohl in der ersten als auch in der letzten Sequenz vorkommt. Die Distanz zwischen all diesen Orten wird bestimmt. Das Paar, wo die Differenz der Tourlänge <text:span text:style-name="T50">zwischen den Paaren</text:span> am geringsten ist, ist der optimale Start- und Endpunkt. Alle Tourpunkte, die vor dem neuen Startpunkt bzw. nach dem neuen Endpunkt liegen, werden umgehend entfernt.</text:p>
      <text:p text:style-name="P12">Danach werden alle einzelnen Sequenzen optimiert. Dafür wird <text:span text:style-name="T41">untersucht, ob es für jeden Ort einen anderen </text:span><text:span text:style-name="T50">Ort in der Sequenz</text:span><text:span text:style-name="T41"> gibt, der unmittelbar an diesen angrenzt </text:span><text:span text:style-name="T50">aber nicht direkt in der Tour danach kommt</text:span><text:span text:style-name="T41">, </text:span><text:span text:style-name="T50">d.h. ob es Teiltouren in der Sequenz gibt</text:span><text:span text:style-name="T41">. Ist dies der Fall, werden alle Orte dazwischen aus der Tour entfernt.</text:span></text:p>
      <text:h text:style-name="P13" text:outline-level="1"><text:bookmark-start text:name="__RefHeading___Toc2234_4178761632"/><text:soft-page-break/>Umsetzung<text:bookmark-end text:name="__RefHeading___Toc2234_4178761632"/></text:h>
      <text:p text:style-name="P8"><text:span text:style-name="T22">Die Klasse </text:span><text:span text:style-name="T33">TourPoint</text:span><text:span text:style-name="T22"> stellt einen einzelnen Punkt in einer Tour dar. Sie hat die Funktion </text:span><text:span text:style-name="T33">is_local_equ</text:span><text:span text:style-name="T22">, die überprüft, ob zwei Tourpunkte lokal gleich sind, dh. den gleichen Ort repräsentieren.</text:span></text:p>
      <text:p text:style-name="P9">Die <text:span text:style-name="T32">Tour</text:span>-<text:span text:style-name="T22">Klasse</text:span> <text:span text:style-name="T22">repräsentiert die Gesamttour und enthält Methoden zur Optimierung der Tourlänge. </text:span><text:span text:style-name="T25">Wenn sie erstellt wird, liest sie eine Datei ein um daraus die Tourpunkte zu bekommen. Die Tourpunkte werden alle in </text:span><text:span text:style-name="T35">points</text:span><text:span text:style-name="T25"> gespeichert. Zusätzlich wird der Punkt der letzten Sequenz in </text:span><text:span text:style-name="T35">sequences</text:span><text:span text:style-name="T25"> hinzugefügt. Sollte der Tourpunkt essentiell sein, startet er darüber hinaus eine neue Sequenz, d.h. eine neue Liste mit dem essentiellen Tourpunkt wird den Sequenzen hinzu gefügt. Hinzu kommt, dass die Länge zwischen den Orten parallel berechnet wird. Die Länge wird in </text:span><text:span text:style-name="T29">dem</text:span><text:span text:style-name="T25"> </text:span><text:span text:style-name="T44">Dictionary</text:span><text:span text:style-name="T25"> </text:span><text:span text:style-name="T37">distances</text:span><text:span text:style-name="T29"> </text:span><text:span text:style-name="T25">eingetragen. Die Länge zwischen zwei Orten A und B berechnet, indem die gesamte Distanz der Tour, die bis dahin bei A und B zurück gelegt wurde, voneinander Abgezogen wird. </text:span><text:span text:style-name="T26">Die Distanz wird sowohl bei A als auch bei B eingetragen. Konkret weist dieses </text:span><text:span text:style-name="T45">Dictionary</text:span><text:span text:style-name="T26"> jedem </text:span><text:span text:style-name="T36">str</text:span><text:span text:style-name="T26"> ein weiteres </text:span><text:span text:style-name="T45">Dictionary</text:span><text:span text:style-name="T26"> zu </text:span><text:span text:style-name="T27">(Name des Ortes zu verbundenen Orten)</text:span><text:span text:style-name="T26">, indem jedem </text:span><text:span text:style-name="T36">str</text:span><text:span text:style-name="T26"> einem </text:span><text:span text:style-name="T36">int</text:span><text:span text:style-name="T26"> zugewiesen wird </text:span><text:span text:style-name="T27">(Verbundener Ort zu Distanz)</text:span>.</text:p>
      <text:p text:style-name="P9"><text:span text:style-name="T33">optimise</text:span> <text:span text:style-name="T22">ist die Hauptmethode zur Optimierung der Tourlänge. Sie ruft </text:span><text:span text:style-name="T33">find_start</text:span><text:span text:style-name="T22"> Methoden auf, um den optimalen Startpunkt zu finden und </text:span><text:span text:style-name="T23">dann für </text:span><text:span text:style-name="T22">jede Teilsequenz </text:span><text:span text:style-name="T34">shorter</text:span><text:span text:style-name="T23">, um diese </text:span><text:span text:style-name="T24">Sequenz</text:span><text:span text:style-name="T23"> </text:span><text:span text:style-name="T22">zu kürzen. </text:span><text:span text:style-name="T28">In dieser Funktion wird über die Indizes der Elemente der Sequenz drüber iteriert, in der wiederum über alle Indizes der verbleibenden Elemente der Sequenz drüber iteriert wird. </text:span><text:span text:style-name="T29">Mit anderen Worte wird für jedes i alle </text:span><text:span text:style-name="T39">j</text:span><text:span text:style-name="T29"> bestimmt, die größer als </text:span><text:span text:style-name="T39">i</text:span><text:span text:style-name="T29"> und kleiner als die Anzahl der Elemente in der Sequenz sind. Für jedes Paar (</text:span><text:span text:style-name="T39">i</text:span><text:span text:style-name="T29">;</text:span><text:span text:style-name="T37">j</text:span><text:span text:style-name="T29">) wird überprüft, ob die Orte </text:span><text:span text:style-name="T39">i</text:span><text:span text:style-name="T29"> mit </text:span><text:span text:style-name="T39">j</text:span><text:span text:style-name="T29"> verbunden ist. Ist dies der Fall, werden alle Elemente in der Sequenz mit den Indizes im Bereich ]</text:span><text:span text:style-name="T39">i</text:span><text:span text:style-name="T29">:</text:span><text:span text:style-name="T39">j</text:span><text:span text:style-name="T29">] aus der Tour entfernt. Ob zwei Orte verbunden sind, wird mit der Methode </text:span><text:span text:style-name="T37">are_connected</text:span><text:span text:style-name="T29"> überprüft. Diese überprüft für zwei Orte A und B, ob die Orte A und B entweder gleich sind (trivial), oder ob ein </text:span><text:span text:style-name="T46">Mapping</text:span><text:span text:style-name="T29"> für Name A zu Name B zu Distanz in </text:span><text:span text:style-name="T37">distances</text:span><text:span text:style-name="T29"> existiert. Beim erstellen des </text:span><text:span text:style-name="T39">Tour</text:span><text:span text:style-name="T29"> Objektes müsste während des </text:span><text:span text:style-name="T30">Einlesens</text:span><text:span text:style-name="T29"> der Datei dort ein </text:span><text:span text:style-name="T46">Mapping</text:span><text:span text:style-name="T29"> existieren, wenn </text:span><text:span text:style-name="T30">die Orte A und B</text:span><text:span text:style-name="T29"> direkt miteinander verbunden wäre</text:span><text:span text:style-name="T30">n</text:span><text:span text:style-name="T29">. Existiert dies nicht, sind diese daher auch nicht miteinander direkt verbunden. </text:span><text:span text:style-name="T30">Zum Schluss wird die Methode </text:span><text:span text:style-name="T38">reset_distances</text:span><text:span text:style-name="T30"> aufgerufen. Diese setzt die Distanz der Tourpunkte, die immer noch in der Tour sind, zurück. Dafür wird die Distanz des ersten Elements auf 0 gesetzt, und mit dem ersten beginnend die Distanz zwischen dem Ort und dem vorherigen ausgerechnet und auf de</text:span><text:span text:style-name="T31">r</text:span><text:span text:style-name="T30"> </text:span><text:span text:style-name="T31">Distanz des Ortes</text:span><text:span text:style-name="T30"> drauf addiert.</text:span></text:p>
      <text:h text:style-name="P13" text:outline-level="1"><text:bookmark-start text:name="__RefHeading___Toc2236_4178761632"/>Beispiele<text:bookmark-end text:name="__RefHeading___Toc2236_4178761632"/></text:h>
      <text:p text:style-name="P6">Lösung der ersten drei Beispielaufgaben von der Website. <text:span text:style-name="T50">Die anderen zwei Lösungen wurden aus Platzgründen ausgelagert.</text:span> Alle Lösungen der Beispielaufgaben sind in <text:span text:style-name="T33">task.log</text:span> dokumentiert.</text:p>
      <text:p text:style-name="P7"><text:span text:style-name="T48">tour1.txt</text:span><text:line-break/><text:span text:style-name="T5">Brauerei,</text:span><text:span text:style-name="T48">1613</text:span><text:span text:style-name="T5">,X,</text:span><text:span text:style-name="T48">0</text:span><text:line-break/><text:span text:style-name="T5">Karzer,</text:span><text:span text:style-name="T48">1665</text:span><text:span text:style-name="T5">,X,</text:span><text:span text:style-name="T48">80</text:span><text:line-break/><text:span text:style-name="T5">Rathaus,</text:span><text:span text:style-name="T48">1678</text:span><text:span text:style-name="T5">,X,</text:span><text:span text:style-name="T48">150</text:span><text:line-break/><text:soft-page-break/><text:span text:style-name="T5">Rathaus,</text:span><text:span text:style-name="T48">1739</text:span><text:span text:style-name="T5">,X,</text:span><text:span text:style-name="T48">150</text:span><text:line-break/><text:span text:style-name="T5">Euler-Brücke,</text:span><text:span text:style-name="T48">1768</text:span><text:span text:style-name="T5">, ,</text:span><text:span text:style-name="T48">330</text:span><text:line-break/><text:span text:style-name="T5">Fibonacci-Gaststätte,</text:span><text:span text:style-name="T48">1820</text:span><text:span text:style-name="T5">,X,</text:span><text:span text:style-name="T48">360</text:span><text:line-break/><text:span text:style-name="T5">Emmy-Noether-Campus,</text:span><text:span text:style-name="T48">1912</text:span><text:span text:style-name="T5">,X,</text:span><text:span text:style-name="T48">450</text:span><text:line-break/><text:span text:style-name="T5">Emmy-Noether-Campus,</text:span><text:span text:style-name="T48">1998</text:span><text:span text:style-name="T5">,X,</text:span><text:span text:style-name="T48">450</text:span><text:line-break/><text:span text:style-name="T5">Euler-Brücke,</text:span><text:span text:style-name="T48">1999</text:span><text:span text:style-name="T5">, ,</text:span><text:span text:style-name="T48">580</text:span><text:line-break/><text:span text:style-name="T5">Brauerei,</text:span><text:span text:style-name="T48">2012</text:span><text:span text:style-name="T5">, ,</text:span><text:span text:style-name="T48">730</text:span><text:line-break/><text:line-break/><text:span text:style-name="T48">tour2.txt</text:span><text:line-break/><text:span text:style-name="T5">Brauerei,</text:span><text:span text:style-name="T48">1613</text:span><text:span text:style-name="T5">, ,</text:span><text:span text:style-name="T48">0</text:span><text:line-break/><text:span text:style-name="T5">Karzer,</text:span><text:span text:style-name="T48">1665</text:span><text:span text:style-name="T5">,X,</text:span><text:span text:style-name="T48">80</text:span><text:line-break/><text:span text:style-name="T5">Rathaus,</text:span><text:span text:style-name="T48">1739</text:span><text:span text:style-name="T5">, ,</text:span><text:span text:style-name="T48">150</text:span><text:line-break/><text:span text:style-name="T5">Euler-Brücke,</text:span><text:span text:style-name="T48">1768</text:span><text:span text:style-name="T5">, ,</text:span><text:span text:style-name="T48">330</text:span><text:line-break/><text:span text:style-name="T5">Fibonacci-Gaststätte,</text:span><text:span text:style-name="T48">1820</text:span><text:span text:style-name="T5">,X,</text:span><text:span text:style-name="T48">360</text:span><text:line-break/><text:span text:style-name="T5">Emmy-Noether-Campus,</text:span><text:span text:style-name="T48">1912</text:span><text:span text:style-name="T5">,X,</text:span><text:span text:style-name="T48">450</text:span><text:line-break/><text:span text:style-name="T5">Emmy-Noether-Campus,</text:span><text:span text:style-name="T48">1998</text:span><text:span text:style-name="T5">,X,</text:span><text:span text:style-name="T48">450</text:span><text:line-break/><text:span text:style-name="T5">Euler-Brücke,</text:span><text:span text:style-name="T48">1999</text:span><text:span text:style-name="T5">, ,</text:span><text:span text:style-name="T48">580</text:span><text:line-break/><text:span text:style-name="T5">Brauerei,</text:span><text:span text:style-name="T48">2012</text:span><text:span text:style-name="T5">, ,</text:span><text:span text:style-name="T48">730</text:span><text:line-break/><text:line-break/><text:span text:style-name="T48">tour3.txt</text:span><text:line-break/><text:span text:style-name="T5">Talstation,</text:span><text:span text:style-name="T48">1768</text:span><text:span text:style-name="T5">, ,</text:span><text:span text:style-name="T48">0</text:span><text:line-break/><text:span text:style-name="T5">Wäldle,</text:span><text:span text:style-name="T48">1841</text:span><text:span text:style-name="T5">, ,</text:span><text:span text:style-name="T48">520</text:span><text:line-break/><text:span text:style-name="T5">Observatorium,</text:span><text:span text:style-name="T48">1874</text:span><text:span text:style-name="T5">,X,</text:span><text:span text:style-name="T48">770</text:span><text:line-break/><text:span text:style-name="T5">Piz Spitz,</text:span><text:span text:style-name="T48">1898</text:span><text:span text:style-name="T5">, ,</text:span><text:span text:style-name="T48">1240</text:span><text:line-break/><text:span text:style-name="T5">Panoramasteg,</text:span><text:span text:style-name="T48">1912</text:span><text:span text:style-name="T5">,X,</text:span><text:span text:style-name="T48">1460</text:span><text:line-break/><text:span text:style-name="T5">Ziegenbrücke,</text:span><text:span text:style-name="T48">1979</text:span><text:span text:style-name="T5">,X,</text:span><text:span text:style-name="T48">1710</text:span><text:line-break/><text:span text:style-name="T5">Talstation,</text:span><text:span text:style-name="T48">2005</text:span><text:span text:style-name="T5">, ,</text:span><text:span text:style-name="T48">1990</text:span><text:line-break/></text:p>
      <text:p text:style-name="Standard"/>
      <text:h text:style-name="P13" text:outline-level="1"><text:bookmark-start text:name="__RefHeading___Toc2238_4178761632"/>Quellcode<text:bookmark-end text:name="__RefHeading___Toc2238_4178761632"/></text:h>
      <text:p text:style-name="P10"><text:span text:style-name="T22">Dies ist der Quellcode in</text:span> Python 3.10. <text:span text:style-name="T22">Es werden keine Bibliotheken benötigt.</text:span></text:p>
      <text:p text:style-name="P14"><text:span text:style-name="T4">class </text:span><text:span text:style-name="T7">TourPoint:</text:span><text:line-break/><text:span text:style-name="T7"> <text:s text:c="3"/></text:span><text:span text:style-name="T4">def </text:span><text:span text:style-name="T9">__init__</text:span><text:span text:style-name="T7">(</text:span><text:span text:style-name="T11">self</text:span><text:span text:style-name="T7">, name: </text:span><text:span text:style-name="T13">str</text:span><text:span text:style-name="T7">, year: </text:span><text:span text:style-name="T13">int</text:span><text:span text:style-name="T7">, essential: </text:span><text:span text:style-name="T13">bool</text:span><text:span text:style-name="T7">, distance: </text:span><text:span text:style-name="T13">int</text:span><text:span text:style-name="T7">):</text:span><text:line-break/><text:span text:style-name="T7"> <text:s text:c="7"/></text:span><text:span text:style-name="T11">self</text:span><text:span text:style-name="T7">.name = name</text:span><text:line-break/><text:span text:style-name="T7"> <text:s text:c="7"/></text:span><text:span text:style-name="T11">self</text:span><text:span text:style-name="T7">.year = year</text:span><text:line-break/><text:span text:style-name="T7"> <text:s text:c="7"/></text:span><text:span text:style-name="T11">self</text:span><text:span text:style-name="T7">.essential = essential</text:span><text:line-break/><text:span text:style-name="T7"> <text:s text:c="7"/></text:span><text:span text:style-name="T11">self</text:span><text:span text:style-name="T7">.distance = distance</text:span><text:line-break/><text:line-break/><text:span text:style-name="T7"> <text:s text:c="3"/></text:span><text:span text:style-name="T4">def </text:span><text:span text:style-name="T15">is_local_equ</text:span><text:span text:style-name="T7">(</text:span><text:span text:style-name="T11">self</text:span><text:span text:style-name="T7">, another: </text:span><text:span text:style-name="T18">'</text:span><text:span text:style-name="T19">TourPoint</text:span><text:span text:style-name="T18">'</text:span><text:span text:style-name="T7">):</text:span><text:line-break/><text:span text:style-name="T7"> <text:s text:c="7"/></text:span><text:span text:style-name="T51"># Überprüft, ob zwei Tourpunkte lokal gleich sind (gleicher Ort)</text:span><text:line-break/><text:span text:style-name="T51"> <text:s text:c="7"/></text:span><text:span text:style-name="T4">return </text:span><text:span text:style-name="T11">self</text:span><text:span text:style-name="T7">.name == another.name</text:span><text:line-break/><text:line-break/><text:line-break/><text:span text:style-name="T4">class </text:span><text:span text:style-name="T7">Tour:</text:span><text:line-break/><text:span text:style-name="T7"> <text:s text:c="3"/></text:span><text:span text:style-name="T4">def </text:span><text:span text:style-name="T9">__init__</text:span><text:span text:style-name="T7">(</text:span><text:span text:style-name="T11">self</text:span><text:span text:style-name="T7">, path: </text:span><text:span text:style-name="T13">str</text:span><text:span text:style-name="T7">):</text:span><text:line-break/><text:span text:style-name="T7"> <text:s text:c="7"/></text:span><text:span text:style-name="T4">with </text:span><text:span text:style-name="T13">open</text:span><text:span text:style-name="T7">(path, </text:span><text:span text:style-name="T18">'r'</text:span><text:span text:style-name="T7">) </text:span><text:span text:style-name="T4">as </text:span><text:span text:style-name="T7">reader:</text:span><text:line-break/><text:span text:style-name="T7"> <text:s text:c="11"/></text:span><text:span text:style-name="T11">self</text:span><text:span text:style-name="T7">.m = </text:span><text:span text:style-name="T13">int</text:span><text:span text:style-name="T7">(reader.readline())</text:span><text:line-break/><text:span text:style-name="T7"> <text:s text:c="11"/></text:span><text:span text:style-name="T11">self</text:span><text:span text:style-name="T7">.points = [] <text:s/></text:span><text:span text:style-name="T51"># Liste aller Punkte, die aktuell in der Tour sind</text:span><text:line-break/><text:span text:style-name="T51"> <text:s text:c="11"/></text:span><text:span text:style-name="T11">self</text:span><text:span text:style-name="T7">.sequences: </text:span><text:span text:style-name="T13">list</text:span><text:span text:style-name="T7">[</text:span><text:span text:style-name="T13">list</text:span><text:span text:style-name="T7">[TourPoint]] = [[]] <text:s/></text:span><text:span text:style-name="T51"># Liste aller Sequenzen</text:span><text:line-break/><text:span text:style-name="T51"> <text:s text:c="11"/></text:span><text:span text:style-name="T11">self</text:span><text:span text:style-name="T7">.distances: </text:span><text:span text:style-name="T13">dict</text:span><text:span text:style-name="T7">[</text:span><text:span text:style-name="T13">str</text:span><text:span text:style-name="T7">, </text:span><text:span text:style-name="T13">dict</text:span><text:span text:style-name="T7">[</text:span><text:span text:style-name="T13">str</text:span><text:span text:style-name="T7">, </text:span><text:span text:style-name="T13">int</text:span><text:span text:style-name="T7">]] = {} <text:s/></text:span><text:span text:style-name="T51"># Dictionary für die Distanzen zwischen zwei Ortend</text:span><text:line-break/><text:span text:style-name="T51"> <text:s text:c="11"/></text:span><text:span text:style-name="T4">for </text:span><text:span text:style-name="T7">i </text:span><text:span text:style-name="T4">in </text:span><text:span text:style-name="T13">range</text:span><text:span text:style-name="T7">(</text:span><text:span text:style-name="T11">self</text:span><text:span text:style-name="T7">.m):</text:span><text:line-break/><text:soft-page-break/><text:span text:style-name="T7"> <text:s text:c="15"/>args = reader.readline().split(</text:span><text:span text:style-name="T18">','</text:span><text:span text:style-name="T7">)</text:span><text:line-break/><text:span text:style-name="T7"> <text:s text:c="15"/>name, year, essential, distance = args[</text:span><text:span text:style-name="T21">0</text:span><text:span text:style-name="T7">], </text:span><text:span text:style-name="T13">int</text:span><text:span text:style-name="T7">(args[</text:span><text:span text:style-name="T21">1</text:span><text:span text:style-name="T7">]), args[</text:span><text:span text:style-name="T21">2</text:span><text:span text:style-name="T7">] == </text:span><text:span text:style-name="T18">'X'</text:span><text:span text:style-name="T7">, </text:span><text:span text:style-name="T13">int</text:span><text:span text:style-name="T7">(args[</text:span><text:span text:style-name="T21">3</text:span><text:span text:style-name="T7">])</text:span><text:line-break/><text:span text:style-name="T7"> <text:s text:c="15"/>point = TourPoint(name, year, essential, distance)</text:span><text:line-break/><text:span text:style-name="T7"> <text:s text:c="15"/></text:span><text:span text:style-name="T11">self</text:span><text:span text:style-name="T7">.sequences[</text:span><text:span text:style-name="T13">len</text:span><text:span text:style-name="T7">(</text:span><text:span text:style-name="T11">self</text:span><text:span text:style-name="T7">.sequences) - </text:span><text:span text:style-name="T21">1</text:span><text:span text:style-name="T7">].append(point)</text:span><text:line-break/><text:span text:style-name="T7"> <text:s text:c="15"/></text:span><text:span text:style-name="T4">if </text:span><text:span text:style-name="T7">name </text:span><text:span text:style-name="T4">not in </text:span><text:span text:style-name="T11">self</text:span><text:span text:style-name="T7">.distances.keys():</text:span><text:line-break/><text:span text:style-name="T7"> <text:s text:c="19"/></text:span><text:span text:style-name="T11">self</text:span><text:span text:style-name="T7">.distances[name] = {}</text:span><text:line-break/><text:span text:style-name="T7"> <text:s text:c="15"/></text:span><text:span text:style-name="T4">if </text:span><text:span text:style-name="T7">i &gt; </text:span><text:span text:style-name="T21">0</text:span><text:span text:style-name="T7">:</text:span><text:line-break/><text:span text:style-name="T7"> <text:s text:c="19"/>previous = </text:span><text:span text:style-name="T11">self</text:span><text:span text:style-name="T7">.points[i - </text:span><text:span text:style-name="T21">1</text:span><text:span text:style-name="T7">].name</text:span><text:line-break/><text:span text:style-name="T7"> <text:s text:c="19"/>difference = distance - </text:span><text:span text:style-name="T11">self</text:span><text:span text:style-name="T7">.points[i - </text:span><text:span text:style-name="T21">1</text:span><text:span text:style-name="T7">].distance</text:span><text:line-break/><text:span text:style-name="T7"> <text:s text:c="19"/></text:span><text:span text:style-name="T11">self</text:span><text:span text:style-name="T7">.distances[name][previous] = difference</text:span><text:line-break/><text:span text:style-name="T7"> <text:s text:c="19"/></text:span><text:span text:style-name="T11">self</text:span><text:span text:style-name="T7">.distances[previous][name] = difference</text:span><text:line-break/><text:span text:style-name="T7"> <text:s text:c="15"/></text:span><text:span text:style-name="T4">if </text:span><text:span text:style-name="T7">essential: <text:s/></text:span><text:span text:style-name="T51"># Erstellt neue Sequenz</text:span><text:line-break/><text:span text:style-name="T51"> <text:s text:c="19"/></text:span><text:span text:style-name="T11">self</text:span><text:span text:style-name="T7">.sequences.append([point])</text:span><text:line-break/><text:span text:style-name="T7"> <text:s text:c="15"/></text:span><text:span text:style-name="T11">self</text:span><text:span text:style-name="T7">.points.append(point)</text:span><text:line-break/><text:line-break/><text:span text:style-name="T7"> <text:s text:c="3"/></text:span><text:span text:style-name="T4">def </text:span><text:span text:style-name="T15">optimise</text:span><text:span text:style-name="T7">(</text:span><text:span text:style-name="T11">self</text:span><text:span text:style-name="T7">):</text:span><text:line-break/><text:span text:style-name="T7"> <text:s text:c="7"/></text:span><text:span text:style-name="T51"># Hauptmethode zur Optimierung der Tourlänge</text:span><text:line-break/><text:span text:style-name="T51"> <text:s text:c="7"/></text:span><text:span text:style-name="T11">self</text:span><text:span text:style-name="T7">.find_start()</text:span><text:line-break/><text:span text:style-name="T7"> <text:s text:c="7"/></text:span><text:span text:style-name="T4">for </text:span><text:span text:style-name="T7">sequence </text:span><text:span text:style-name="T4">in </text:span><text:span text:style-name="T11">self</text:span><text:span text:style-name="T7">.sequences:</text:span><text:line-break/><text:span text:style-name="T7"> <text:s text:c="11"/></text:span><text:span text:style-name="T11">self</text:span><text:span text:style-name="T7">.shorter(sequence)</text:span><text:line-break/><text:span text:style-name="T7"> <text:s text:c="7"/></text:span><text:span text:style-name="T11">self</text:span><text:span text:style-name="T7">.reset_distances()</text:span><text:line-break/><text:line-break/><text:span text:style-name="T7"> <text:s text:c="3"/></text:span><text:span text:style-name="T4">def </text:span><text:span text:style-name="T15">get_pairs</text:span><text:span text:style-name="T7">(</text:span><text:span text:style-name="T11">self</text:span><text:span text:style-name="T7">) -&gt; </text:span><text:span text:style-name="T13">list</text:span><text:span text:style-name="T7">[</text:span><text:span text:style-name="T13">tuple</text:span><text:span text:style-name="T7">[TourPoint, TourPoint]]:</text:span><text:line-break/><text:span text:style-name="T7"> <text:s text:c="7"/></text:span><text:span text:style-name="T51"># Gibt alle Paare von Tourpunkten zurück, die in der ersten und letzten Sequenz vorkommen</text:span><text:line-break/><text:span text:style-name="T51"> <text:s text:c="7"/></text:span><text:span text:style-name="T7">pairs = []</text:span><text:line-break/><text:span text:style-name="T7"> <text:s text:c="7"/></text:span><text:span text:style-name="T4">for </text:span><text:span text:style-name="T7">i </text:span><text:span text:style-name="T4">in </text:span><text:span text:style-name="T11">self</text:span><text:span text:style-name="T7">.sequences[</text:span><text:span text:style-name="T21">0</text:span><text:span text:style-name="T7">]:</text:span><text:line-break/><text:span text:style-name="T7"> <text:s text:c="11"/></text:span><text:span text:style-name="T4">for </text:span><text:span text:style-name="T7">j </text:span><text:span text:style-name="T4">in </text:span><text:span text:style-name="T11">self</text:span><text:span text:style-name="T7">.sequences[-</text:span><text:span text:style-name="T21">1</text:span><text:span text:style-name="T7">]:</text:span><text:line-break/><text:span text:style-name="T7"> <text:s text:c="15"/></text:span><text:span text:style-name="T4">if </text:span><text:span text:style-name="T7">i.is_local_equ(j):</text:span><text:line-break/><text:span text:style-name="T7"> <text:s text:c="19"/>pairs.append((i, j))</text:span><text:line-break/><text:span text:style-name="T7"> <text:s text:c="7"/></text:span><text:span text:style-name="T4">if </text:span><text:span text:style-name="T13">len</text:span><text:span text:style-name="T7">(pairs) == </text:span><text:span text:style-name="T21">0</text:span><text:span text:style-name="T7">:</text:span><text:line-break/><text:span text:style-name="T7"> <text:s text:c="11"/></text:span><text:span text:style-name="T4">raise </text:span><text:span text:style-name="T13">ValueError</text:span><text:span text:style-name="T7">(</text:span><text:span text:style-name="T18">'No pairs'</text:span><text:span text:style-name="T7">)</text:span><text:line-break/><text:span text:style-name="T7"> <text:s text:c="7"/></text:span><text:span text:style-name="T4">return </text:span><text:span text:style-name="T7">pairs</text:span><text:line-break/><text:line-break/><text:span text:style-name="T7"> <text:s text:c="3"/></text:span><text:span text:style-name="T4">def </text:span><text:span text:style-name="T15">find_start</text:span><text:span text:style-name="T7">(</text:span><text:span text:style-name="T11">self</text:span><text:span text:style-name="T7">) -&gt; </text:span><text:span text:style-name="T4">None</text:span><text:span text:style-name="T7">:</text:span><text:line-break/><text:span text:style-name="T7"> <text:s text:c="7"/></text:span><text:span text:style-name="T51"># Findet den optimalen Startpunkt und Endpunkt der Tour</text:span><text:line-break/><text:span text:style-name="T51"> <text:s text:c="7"/></text:span><text:span text:style-name="T4">if </text:span><text:span text:style-name="T13">len</text:span><text:span text:style-name="T7">(</text:span><text:span text:style-name="T11">self</text:span><text:span text:style-name="T7">.sequences[</text:span><text:span text:style-name="T21">0</text:span><text:span text:style-name="T7">]) == </text:span><text:span text:style-name="T21">1 </text:span><text:span text:style-name="T4">or </text:span><text:span text:style-name="T13">len</text:span><text:span text:style-name="T7">(</text:span><text:span text:style-name="T11">self</text:span><text:span text:style-name="T7">.sequences[-</text:span><text:span text:style-name="T21">1</text:span><text:span text:style-name="T7">]) == </text:span><text:span text:style-name="T21">1</text:span><text:span text:style-name="T7">:</text:span><text:line-break/><text:span text:style-name="T7"> <text:s text:c="11"/></text:span><text:span text:style-name="T4">return</text:span><text:line-break/><text:span text:style-name="T4"> <text:s text:c="7"/></text:span><text:span text:style-name="T7">pairs = </text:span><text:span text:style-name="T11">self</text:span><text:span text:style-name="T7">.get_pairs()</text:span><text:line-break/><text:span text:style-name="T7"> <text:s text:c="7"/>index: </text:span><text:span text:style-name="T13">int </text:span><text:span text:style-name="T7">= ...</text:span><text:line-break/><text:span text:style-name="T7"> <text:s text:c="7"/>distance: </text:span><text:span text:style-name="T13">int </text:span><text:span text:style-name="T7">= ...</text:span><text:line-break/><text:span text:style-name="T7"> <text:s text:c="7"/></text:span><text:span text:style-name="T4">for </text:span><text:span text:style-name="T7">i </text:span><text:span text:style-name="T4">in </text:span><text:span text:style-name="T13">range</text:span><text:span text:style-name="T7">(</text:span><text:span text:style-name="T13">len</text:span><text:span text:style-name="T7">(pairs)):</text:span><text:line-break/><text:span text:style-name="T7"> <text:s text:c="11"/>diff = pairs[i][</text:span><text:span text:style-name="T21">1</text:span><text:span text:style-name="T7">].distance - pairs[i][</text:span><text:span text:style-name="T21">0</text:span><text:span text:style-name="T7">].distance</text:span><text:line-break/><text:span text:style-name="T7"> <text:s text:c="11"/></text:span><text:span text:style-name="T4">if </text:span><text:span text:style-name="T7">distance </text:span><text:span text:style-name="T4">is </text:span><text:span text:style-name="T13">Ellipsis </text:span><text:span text:style-name="T4">or </text:span><text:span text:style-name="T7">diff &lt; distance:</text:span><text:line-break/><text:span text:style-name="T7"> <text:s text:c="15"/>distance = diff</text:span><text:line-break/><text:span text:style-name="T7"> <text:s text:c="15"/>index = i</text:span><text:line-break/><text:span text:style-name="T7"> <text:s text:c="7"/></text:span><text:span text:style-name="T4">if </text:span><text:span text:style-name="T7">index </text:span><text:span text:style-name="T4">is </text:span><text:span text:style-name="T13">Ellipsis</text:span><text:span text:style-name="T7">:</text:span><text:line-break/><text:span text:style-name="T7"> <text:s text:c="11"/></text:span><text:span text:style-name="T4">raise </text:span><text:span text:style-name="T13">IndexError</text:span><text:span text:style-name="T7">(</text:span><text:span text:style-name="T18">'Index is Ellipsis'</text:span><text:span text:style-name="T7">)</text:span><text:line-break/><text:span text:style-name="T7"> <text:s text:c="7"/></text:span><text:span text:style-name="T4">for </text:span><text:span text:style-name="T7">v </text:span><text:span text:style-name="T4">in </text:span><text:span text:style-name="T11">self</text:span><text:span text:style-name="T7">.sequences[</text:span><text:span text:style-name="T21">0</text:span><text:span text:style-name="T7">][:</text:span><text:span text:style-name="T11">self</text:span><text:span text:style-name="T7">.sequences[</text:span><text:span text:style-name="T21">0</text:span><text:span text:style-name="T7">].index(pairs[index][</text:span><text:span text:style-name="T21">0</text:span><text:span text:style-name="T7">])]:</text:span><text:line-break/><text:span text:style-name="T7"> <text:s text:c="11"/></text:span><text:span text:style-name="T4">if </text:span><text:span text:style-name="T7">v </text:span><text:span text:style-name="T4">in </text:span><text:span text:style-name="T11">self</text:span><text:span text:style-name="T7">.points:</text:span><text:line-break/><text:span text:style-name="T7"> <text:s text:c="15"/></text:span><text:span text:style-name="T11">self</text:span><text:span text:style-name="T7">.points.remove(v)</text:span><text:line-break/><text:span text:style-name="T7"> <text:s text:c="7"/></text:span><text:span text:style-name="T4">for </text:span><text:span text:style-name="T7">v </text:span><text:span text:style-name="T4">in </text:span><text:span text:style-name="T11">self</text:span><text:span text:style-name="T7">.sequences[-</text:span><text:span text:style-name="T21">1</text:span><text:span text:style-name="T7">][</text:span><text:span text:style-name="T11">self</text:span><text:span text:style-name="T7">.sequences[-</text:span><text:span text:style-name="T21">1</text:span><text:span text:style-name="T7">].index(pairs[index][</text:span><text:span text:style-name="T21">1</text:span><text:span text:style-name="T7">])+</text:span><text:span text:style-name="T21">1</text:span><text:span text:style-name="T7">:]:</text:span><text:line-break/><text:span text:style-name="T7"> <text:s text:c="11"/></text:span><text:span text:style-name="T4">if </text:span><text:span text:style-name="T7">v </text:span><text:span text:style-name="T4">in </text:span><text:span text:style-name="T11">self</text:span><text:span text:style-name="T7">.points:</text:span><text:line-break/><text:span text:style-name="T7"> <text:s text:c="15"/></text:span><text:span text:style-name="T11">self</text:span><text:span text:style-name="T7">.points.remove(v)</text:span><text:line-break/><text:line-break/><text:span text:style-name="T7"> <text:s text:c="3"/></text:span><text:span text:style-name="T4">def </text:span><text:span text:style-name="T15">shorter</text:span><text:span text:style-name="T7">(</text:span><text:span text:style-name="T11">self</text:span><text:span text:style-name="T7">, sequence: </text:span><text:span text:style-name="T13">list</text:span><text:span text:style-name="T7">[TourPoint]):</text:span><text:line-break/><text:soft-page-break/><text:span text:style-name="T7"> <text:s text:c="7"/></text:span><text:span text:style-name="T51"># Optimiert eine Teilsequenz, indem nicht notwendige Tourpunkte entfernt werden</text:span><text:line-break/><text:span text:style-name="T51"> <text:s text:c="7"/></text:span><text:span text:style-name="T7">size = </text:span><text:span text:style-name="T13">len</text:span><text:span text:style-name="T7">(sequence)</text:span><text:line-break/><text:span text:style-name="T7"> <text:s text:c="7"/></text:span><text:span text:style-name="T4">for </text:span><text:span text:style-name="T7">i </text:span><text:span text:style-name="T4">in </text:span><text:span text:style-name="T13">range</text:span><text:span text:style-name="T7">(</text:span><text:span text:style-name="T21">0</text:span><text:span text:style-name="T7">, size, </text:span><text:span text:style-name="T21">1</text:span><text:span text:style-name="T7">):</text:span><text:line-break/><text:span text:style-name="T7"> <text:s text:c="11"/></text:span><text:span text:style-name="T4">if </text:span><text:span text:style-name="T7">sequence[i] </text:span><text:span text:style-name="T4">in </text:span><text:span text:style-name="T11">self</text:span><text:span text:style-name="T7">.points:</text:span><text:line-break/><text:span text:style-name="T7"> <text:s text:c="15"/></text:span><text:span text:style-name="T4">for </text:span><text:span text:style-name="T7">j </text:span><text:span text:style-name="T4">in </text:span><text:span text:style-name="T13">range</text:span><text:span text:style-name="T7">(i + </text:span><text:span text:style-name="T21">1</text:span><text:span text:style-name="T7">, size, </text:span><text:span text:style-name="T21">1</text:span><text:span text:style-name="T7">):</text:span><text:line-break/><text:span text:style-name="T7"> <text:s text:c="19"/></text:span><text:span text:style-name="T4">if </text:span><text:span text:style-name="T7">sequence[j] </text:span><text:span text:style-name="T4">in </text:span><text:span text:style-name="T11">self</text:span><text:span text:style-name="T7">.points </text:span><text:span text:style-name="T4">and </text:span><text:span text:style-name="T11">self</text:span><text:span text:style-name="T7">.are_connected(sequence[i], sequence[j]):</text:span><text:line-break/><text:span text:style-name="T7"> <text:s text:c="23"/></text:span><text:span text:style-name="T4">for </text:span><text:span text:style-name="T7">e </text:span><text:span text:style-name="T4">in </text:span><text:span text:style-name="T7">sequence[i+</text:span><text:span text:style-name="T21">1</text:span><text:span text:style-name="T7">:j]:</text:span><text:line-break/><text:span text:style-name="T7"> <text:s text:c="27"/></text:span><text:span text:style-name="T4">if </text:span><text:span text:style-name="T7">e </text:span><text:span text:style-name="T4">in </text:span><text:span text:style-name="T11">self</text:span><text:span text:style-name="T7">.points:</text:span><text:line-break/><text:span text:style-name="T7"> <text:s text:c="31"/></text:span><text:span text:style-name="T11">self</text:span><text:span text:style-name="T7">.points.remove(e)</text:span><text:line-break/><text:line-break/><text:span text:style-name="T7"> <text:s text:c="3"/></text:span><text:span text:style-name="T4">def </text:span><text:span text:style-name="T15">are_connected</text:span><text:span text:style-name="T7">(</text:span><text:span text:style-name="T11">self</text:span><text:span text:style-name="T7">, left: TourPoint, right: TourPoint) -&gt; </text:span><text:span text:style-name="T13">bool</text:span><text:span text:style-name="T7">:</text:span><text:line-break/><text:span text:style-name="T7"> <text:s text:c="7"/></text:span><text:span text:style-name="T51"># Überprüft, ob zwei Tourpunkte direkt miteinander verbunden sind</text:span><text:line-break/><text:span text:style-name="T51"> <text:s text:c="7"/></text:span><text:span text:style-name="T4">if </text:span><text:span text:style-name="T7">left.is_local_equ(right):</text:span><text:line-break/><text:span text:style-name="T7"> <text:s text:c="11"/></text:span><text:span text:style-name="T4">return True</text:span><text:line-break/><text:span text:style-name="T4"> <text:s text:c="7"/>return </text:span><text:span text:style-name="T7">left.name </text:span><text:span text:style-name="T4">in </text:span><text:span text:style-name="T11">self</text:span><text:span text:style-name="T7">.distances[right.name].keys()</text:span><text:line-break/><text:line-break/><text:span text:style-name="T7"> <text:s text:c="3"/></text:span><text:span text:style-name="T4">def </text:span><text:span text:style-name="T15">get_distance</text:span><text:span text:style-name="T7">(</text:span><text:span text:style-name="T11">self</text:span><text:span text:style-name="T7">, left: TourPoint, right: TourPoint) -&gt; </text:span><text:span text:style-name="T13">int</text:span><text:span text:style-name="T7">:</text:span><text:line-break/><text:span text:style-name="T7"> <text:s text:c="7"/></text:span><text:span text:style-name="T51"># Gibt die Distanz zwischen zwei Tourpunkten zurück</text:span><text:line-break/><text:span text:style-name="T51"> <text:s text:c="7"/></text:span><text:span text:style-name="T4">if </text:span><text:span text:style-name="T7">left.is_local_equ(right):</text:span><text:line-break/><text:span text:style-name="T7"> <text:s text:c="11"/></text:span><text:span text:style-name="T4">return </text:span><text:span text:style-name="T21">0 <text:s/></text:span><text:span text:style-name="T51"># Annahme, das Abstand zwischen demselben Ort 0 ist</text:span><text:line-break/><text:span text:style-name="T51"> <text:s text:c="7"/></text:span><text:span text:style-name="T4">try</text:span><text:span text:style-name="T7">:</text:span><text:line-break/><text:span text:style-name="T7"> <text:s text:c="11"/></text:span><text:span text:style-name="T4">return </text:span><text:span text:style-name="T11">self</text:span><text:span text:style-name="T7">.distances[left.name][right.name]</text:span><text:line-break/><text:span text:style-name="T7"> <text:s text:c="7"/></text:span><text:span text:style-name="T4">except </text:span><text:span text:style-name="T13">KeyError</text:span><text:span text:style-name="T7">:</text:span><text:line-break/><text:span text:style-name="T7"> <text:s text:c="11"/></text:span><text:span text:style-name="T4">raise </text:span><text:span text:style-name="T13">ValueError</text:span><text:span text:style-name="T7">(</text:span><text:span text:style-name="T18">f'Can not connect </text:span><text:span text:style-name="T4">{</text:span><text:span text:style-name="T7">left</text:span><text:span text:style-name="T4">}</text:span><text:span text:style-name="T18"> and </text:span><text:span text:style-name="T4">{</text:span><text:span text:style-name="T7">right</text:span><text:span text:style-name="T4">}</text:span><text:span text:style-name="T18">'</text:span><text:span text:style-name="T7">)</text:span><text:line-break/><text:line-break/><text:span text:style-name="T7"> <text:s text:c="3"/></text:span><text:span text:style-name="T4">def </text:span><text:span text:style-name="T15">reset_distances</text:span><text:span text:style-name="T7">(</text:span><text:span text:style-name="T11">self</text:span><text:span text:style-name="T7">):</text:span><text:line-break/><text:span text:style-name="T7"> <text:s text:c="7"/></text:span><text:span text:style-name="T51"># Setzt die Distanzen zwischen den Tourpunkten zurück, um die chronologische Reihenfolge zu gewährleisten</text:span><text:line-break/><text:span text:style-name="T51"> <text:s text:c="7"/></text:span><text:span text:style-name="T11">self</text:span><text:span text:style-name="T7">.points[</text:span><text:span text:style-name="T21">0</text:span><text:span text:style-name="T7">].distance = </text:span><text:span text:style-name="T21">0</text:span><text:line-break/><text:span text:style-name="T21"> <text:s text:c="7"/></text:span><text:span text:style-name="T4">for </text:span><text:span text:style-name="T7">i </text:span><text:span text:style-name="T4">in </text:span><text:span text:style-name="T13">range</text:span><text:span text:style-name="T7">(</text:span><text:span text:style-name="T21">1</text:span><text:span text:style-name="T7">, </text:span><text:span text:style-name="T13">len</text:span><text:span text:style-name="T7">(</text:span><text:span text:style-name="T11">self</text:span><text:span text:style-name="T7">.points)):</text:span><text:line-break/><text:span text:style-name="T7"> <text:s text:c="11"/></text:span><text:span text:style-name="T11">self</text:span><text:span text:style-name="T7">.points[i].distance = </text:span><text:span text:style-name="T11">self</text:span><text:span text:style-name="T7">.points[i-</text:span><text:span text:style-name="T21">1</text:span><text:span text:style-name="T7">].distance + </text:span><text:span text:style-name="T11">self</text:span><text:span text:style-name="T7">.get_distance(</text:span><text:span text:style-name="T11">self</text:span><text:span text:style-name="T7">.points[i-</text:span><text:span text:style-name="T21">1</text:span><text:span text:style-name="T7">], </text:span><text:span text:style-name="T11">self</text:span><text:span text:style-name="T7">.points[i])</text:span><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SungtiL GB" svg:font-family="'AR PL SungtiL GB'" style:font-family-generic="system" style:font-pitch="variable"/>
    <style:font-face style:name="FreeMono" svg:font-family="FreeMono" style:font-family-generic="modern" style:font-pitch="fixed"/>
    <style:font-face style:name="FreeSans"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1965in" fo:margin-right="0in" fo:hyphenation-ladder-count="no-limit" fo:text-indent="0in" style:auto-text-indent="false">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1665in" fo:margin-bottom="0.0835in"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269968"/>
    </style:style>
    <style:style style:name="MT1" style:family="text">
      <style:text-properties officeooo:rsid="00269968"/>
    </style:style>
    <style:style style:name="MT2" style:family="text">
      <style:text-properties officeooo:rsid="001fbed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reference-ref text:reference-format="text" text:ref-name="Aufgabe">Aufgabe 5: Stadtführung</text:reference-ref><text:tab/><text:tab/><text:span text:style-name="MT1">Team</text:span><text:span text:style-name="MT2">-ID: </text:span><text:span text:style-name="MT1">00879</text:span></text:p>
      </style:header>
      <style:header-first>
        <text:p text:style-name="Header"/>
      </style:header-first>
      <style:footer>
        <text:p text:style-name="Footer"><text:tab/><text:page-number text:select-page="current">5</text:page-number>/<text:page-count>5</text:page-count></text:p>
      </style:footer>
      <style:footer-first>
        <text:p text:style-name="Footer"><text:tab/><text:page-number text:select-page="current">1</text:page-number>/<text:page-count>5</text:page-count></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6T10:13:36.053515909</meta:creation-date>
    <meta:editing-duration>PT4H37M42S</meta:editing-duration>
    <meta:editing-cycles>21</meta:editing-cycles>
    <meta:generator>LibreOffice/7.3.7.2$Linux_X86_64 LibreOffice_project/30$Build-2</meta:generator>
    <dc:date>2023-11-19T20:37:29.490951713</dc:date>
    <meta:document-statistic meta:table-count="0" meta:image-count="0" meta:object-count="0" meta:page-count="5" meta:paragraph-count="27" meta:word-count="1287" meta:character-count="10485" meta:non-whitespace-character-count="8151"/>
  </office:meta>
</office:document-meta>
</file>